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0pt" fo:font-weight="bold" style:font-size-asian="8.75pt" style:font-weight-asian="bold" style:font-size-complex="10pt" style:font-weight-complex="bold"/>
    </style:style>
    <style:style style:name="P6" style:family="paragraph" style:parent-style-name="Preformatted_20_Text">
      <style:paragraph-properties fo:margin-left="0in" fo:margin-right="0in" fo:margin-top="0in" fo:margin-bottom="0.1965in" fo:text-indent="0.5102in" style:auto-text-indent="false"/>
      <style:text-properties style:font-name="FreeMono"/>
    </style:style>
    <style:style style:name="P7" style:family="paragraph" style:parent-style-name="Preformatted_20_Text">
      <style:paragraph-properties fo:margin-left="0.5102in" fo:margin-right="0in" fo:text-indent="0in" style:auto-text-indent="false"/>
      <style:text-properties style:font-name="FreeMono" style:text-underline-style="none"/>
    </style:style>
    <style:style style:name="P8" style:family="paragraph" style:parent-style-name="Standard" style:list-style-name="L1"/>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ACID Install Instructions</text:p>
      <text:p text:style-name="P5">For Version 0.9 of ACID</text:p>
      <text:p text:style-name="Standard"/>
      <text:p text:style-name="Standard"/>
      <text:p text:style-name="Standard">ACID <text:s/>is a custom version of Centos 5.3 with all the necessary support to run with a single USB fob on Allstar link.</text:p>
      <text:p text:style-name="Standard"/>
      <text:p text:style-name="P2">Pre-Installation Notes</text:p>
      <text:p text:style-name="Standard"/>
      <text:p text:style-name="Standard">First, burn a CD by downloading the ISO CD image from http://dl.allstarlink.org.</text:p>
      <text:p text:style-name="Standard"/>
      <text:p text:style-name="P1">WARNING: The CD will write over the current contents of the disk. Be sure that you have saved everything which needs saving before doing this install.</text:p>
      <text:p text:style-name="Standard"/>
      <text:p text:style-name="Standard">You will need an assigned Allstar link node number as it is required to complete the installation process. Allstar node numbers can be requested from <text:a xlink:type="simple" xlink:href="http://allstarlink.org/">http://allstarlink.org</text:a>. In order to complete the installation, you will need your assigned allstar node number and the password. Please make a note of these when you receive email confirmation from allstarlink.org.</text:p>
      <text:p text:style-name="Standard"/>
      <text:p text:style-name="Standard">Network connectivity is required to complete the installation. A network capable of serving DHCP IP addresses to devices connected to the network is also required. DHCP services should be available from your router if you have one between your network and the Internet. The installation will fail with a message if Internet connectivity is not available or not usable.</text:p>
      <text:p text:style-name="Standard"/>
      <text:p text:style-name="Standard">If for some reason the install fails to complete, and it is not due to a lack of network connectivity,</text:p>
      <text:p text:style-name="Standard">you'll be prompted with a login prompt. If you log in as user “root” with password “setup”, there will</text:p>
      <text:p text:style-name="Standard">be a file named /root/acid-install.log. This file should tell you where the failure occurred, and give you enough information to ask an informed question on the mailing list.</text:p>
      <text:p text:style-name="Standard"/>
      <text:p text:style-name="Standard"><text:span text:style-name="T1">To install</text:span>:</text:p>
      <text:p text:style-name="Standard"/>
      <text:list text:style-name="L1">
        <text:list-item>
          <text:p text:style-name="P8">Connect the PC you are going to install to the your home network network making sure your home network has a DHCP server (Most consumer grade routers do).</text:p>
        </text:list-item>
        <text:list-item>
          <text:p text:style-name="P8">Modify the BIOS settings on the PC to boot from CDROM first</text:p>
        </text:list-item>
        <text:list-item>
          <text:p text:style-name="P8">Insert the CDROM in this package into the PC's CDROM drive, and force a reboot. </text:p>
        </text:list-item>
        <text:list-item>
          <text:p text:style-name="P8">Press return when prompted </text:p>
        </text:list-item>
        <text:list-item>
          <text:p text:style-name="P8">Wait for the installer to repartition and format the hard drive and install Centos.</text:p>
        </text:list-item>
        <text:list-item>
          <text:p text:style-name="P8">When the installer puts up the reboot prompt, remove the CDROM and press enter.</text:p>
        </text:list-item>
        <text:list-item>
          <text:p text:style-name="P8"><text:s/>Plug in your USB FOB if you haven't already</text:p>
        </text:list-item>
        <text:list-item>
          <text:p text:style-name="P8">The system will now reboot and then proceed to install the rest of the software over the network.</text:p>
        </text:list-item>
        <text:list-item>
          <text:p text:style-name="P8">After 2 more reboots, a prompt to change the root password will be displayed. </text:p>
        </text:list-item>
        <text:list-item>
          <text:p text:style-name="P8">Follow the instructions, and change your root password, enter your node number, and your callsign for the identifier. The system will go down for a final reboot once this information is completely entered. </text:p>
        </text:list-item>
      </text:list>
      <text:p text:style-name="P2"><text:soft-page-break/></text:p>
      <text:p text:style-name="P2">Post Installation Notes</text:p>
      <text:p text:style-name="Standard"/>
      <text:p text:style-name="Standard">Please note that the file /etc/ssh/sshd_config is configured to listen on port 222, and probably that should be changed to some other port number for added security.</text:p>
      <text:p text:style-name="Standard"/>
      <text:p text:style-name="Standard">The USB fob LED should be flashing once the system is completely booted. Now, the radio should be interfaced and the audio levels adjusted using the USB FOB setup procedures located at <text:a xlink:type="simple" xlink:href="http://app-rpt.qrvc.com/">http://app-rpt.qrvc.com</text:a><text:a xlink:type="simple" xlink:href="http://app-rpt.qrvc.com/">.</text:a></text:p>
      <text:p text:style-name="Standard"><text:a xlink:type="simple" xlink:href="http://app-rpt.qrvc.com/"/></text:p>
      <text:p text:style-name="P3">There are several helper scripts located in /usr/local/sbin. Please refer to the ACID documentation on http://app-rpt.qrvc.com</text:p>
      <text:p text:style-name="P3"/>
      <text:p text:style-name="P3">Out of the box, ACID does not report status to http://stats.allstarlink.org. To enable status reporting,</text:p>
      <text:p text:style-name="P3">add these two lines to the end of your node number definition e.g. [1234] in /etc/asterisk/rpt.conf:</text:p>
      <text:p text:style-name="P3"/>
      <text:p text:style-name="P7">statpost_program=/usr/bin/wget,-q,--output-document=/dev/null </text:p>
      <text:p text:style-name="P6">statpost_url=http://stats.allstarlink.org/uhandler.php </text:p>
      <text:p text:style-name="P3"/>
      <text:p text:style-name="P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DejaVu Sans Mono" svg:font-family="'DejaVu Sans Mono'" style:font-family-generic="modern" style:font-pitch="fixed"/>
    <style:font-face style:name="FreeMono" svg:font-family="FreeMono"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rodgers</meta:initial-creator>
    <meta:creation-date>2008-05-24T09:24:17</meta:creation-date>
    <dc:creator>Steve Rodgers</dc:creator>
    <dc:date>2009-07-19T20:05:31</dc:date>
    <meta:printed-by>Srodgers</meta:printed-by>
    <meta:print-date>2008-05-24T09:38:34</meta:print-date>
    <dc:language>en-US</dc:language>
    <meta:editing-cycles>11</meta:editing-cycles>
    <meta:editing-duration>PT1H6M9S</meta:editing-duration>
    <meta:user-defined meta:name="Info 1"/>
    <meta:user-defined meta:name="Info 2"/>
    <meta:user-defined meta:name="Info 3"/>
    <meta:user-defined meta:name="Info 4"/>
    <meta:document-statistic meta:table-count="0" meta:image-count="0" meta:object-count="0" meta:page-count="2" meta:paragraph-count="30" meta:word-count="558" meta:character-count="3288"/>
  </office:meta>
</office:document-meta>
</file>